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SegoeUISymbol1" svg:font-family="SegoeUISymbol"/>
    <style:font-face style:name="Arial" svg:font-family="Arial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egoeUISymbol" svg:font-family="SegoeUI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212cm" svg:stroke-color="#000000" draw:marker-start-width="0.518cm" draw:marker-end-width="0.518cm" svg:stroke-opacity="30%" draw:fill-color="#dddddd" draw:opacity="56%" draw:textarea-horizontal-align="justify" draw:textarea-vertical-align="middle" draw:auto-grow-height="false" fo:min-height="4.417cm" fo:min-width="20.718cm" fo:padding-top="0.231cm" fo:padding-bottom="0.231cm" fo:padding-left="0.356cm" fo:padding-right="0.356cm"/>
    </style:style>
    <style:style style:name="gr2" style:family="graphic" style:parent-style-name="standard">
      <style:graphic-properties svg:stroke-color="#808080" svg:stroke-opacity="0%" draw:fill-color="#b2b2b2" draw:textarea-horizontal-align="justify" draw:textarea-vertical-align="middle" draw:auto-grow-height="false" fo:min-height="0.828cm" fo:min-width="5.428cm"/>
    </style:style>
    <style:style style:name="gr3" style:family="graphic" style:parent-style-name="standard">
      <style:graphic-properties draw:stroke="dash" draw:stroke-dash="Dashed_20__28_var_29_" svg:stroke-width="0.212cm" svg:stroke-color="#000000" draw:marker-start-width="0.474cm" draw:marker-end-width="0.474cm" draw:stroke-linejoin="miter" svg:stroke-linecap="butt" draw:fill="none" fo:padding-top="0.105cm" fo:padding-bottom="0.105cm" fo:padding-left="0.105cm" fo:padding-right="0.105cm"/>
    </style:style>
    <style:style style:name="gr4" style:family="graphic" style:parent-style-name="standard">
      <style:graphic-properties draw:stroke="solid" svg:stroke-width="0.212cm" svg:stroke-color="#000000" draw:marker-start-width="0.489cm" draw:marker-end-width="0.489cm" draw:stroke-linejoin="miter" svg:stroke-linecap="butt" draw:fill="none" fo:padding-top="0.105cm" fo:padding-bottom="0.105cm" fo:padding-left="0.105cm" fo:padding-right="0.105cm"/>
    </style:style>
    <style:style style:name="gr5" style:family="graphic" style:parent-style-name="standard">
      <style:graphic-properties draw:stroke="solid" svg:stroke-width="0.212cm" svg:stroke-color="#000000" draw:marker-start-width="0.474cm" draw:marker-end-width="0.474cm" draw:stroke-linejoin="miter" svg:stroke-linecap="butt" draw:fill="none" fo:padding-top="0.105cm" fo:padding-bottom="0.105cm" fo:padding-left="0.105cm" fo:padding-right="0.105cm"/>
    </style:style>
    <style:style style:name="gr6" style:family="graphic" style:parent-style-name="standard">
      <style:graphic-properties draw:stroke="none" draw:fill="solid" draw:fill-color="#ffffff"/>
    </style:style>
    <style:style style:name="gr7" style:family="graphic" style:parent-style-name="standard">
      <style:graphic-properties draw:stroke="solid" svg:stroke-width="0.212cm" svg:stroke-color="#000000" draw:marker-start-width="0.518cm" draw:marker-end-width="0.518cm" draw:fill="solid" draw:fill-color="#000000" fo:padding-top="0.231cm" fo:padding-bottom="0.231cm" fo:padding-left="0.356cm" fo:padding-right="0.356cm"/>
    </style:style>
    <style:style style:name="gr8" style:family="graphic" style:parent-style-name="standard">
      <style:graphic-properties draw:stroke="dash" draw:stroke-dash="Dot" svg:stroke-width="0.212cm" svg:stroke-color="#000000" draw:marker-start-width="0.474cm" draw:marker-end-width="0.474cm" draw:stroke-linejoin="miter" svg:stroke-linecap="butt" draw:fill="none" fo:padding-top="0.105cm" fo:padding-bottom="0.105cm" fo:padding-left="0.105cm" fo:padding-right="0.105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2.887cm" fo:min-width="11.02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2.888cm" fo:min-width="7.08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2.888cm" fo:min-width="6.06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2.887cm" fo:min-width="17.44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2.887cm" fo:min-width="16.89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2.887cm" fo:min-width="5.77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2.887cm" fo:min-width="13.80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2.888cm" fo:min-width="12.12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2.891cm" fo:min-width="4.07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3.81cm" fo:min-width="6.36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solid" svg:stroke-width="0.212cm" svg:stroke-color="#a6a6a6" draw:marker-start-width="0.489cm" draw:marker-end-width="0.489cm" draw:stroke-linejoin="miter" svg:stroke-linecap="butt" draw:fill="none" fo:padding-top="0.105cm" fo:padding-bottom="0.105cm" fo:padding-left="0.105cm" fo:padding-right="0.105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2.757cm" fo:min-width="2.36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2.887cm" fo:min-width="11.021cm" fo:padding-top="0cm" fo:padding-bottom="0cm" fo:padding-left="0cm" fo:padding-right="0cm"/>
      <style:paragraph-properties style:writing-mode="lr-tb"/>
    </style:style>
    <style:style style:name="gr22" style:family="graphic" style:parent-style-name="objectwithoutfill">
      <style:graphic-properties draw:stroke="solid" svg:stroke-width="0.212cm" svg:stroke-color="#000000" draw:marker-start="Arrow" draw:marker-start-width="0.518cm" draw:marker-end="Arrow" draw:marker-end-width="0.518cm" draw:fill="solid" draw:fill-color="#729fcf" draw:textarea-vertical-align="middle" fo:padding-top="0.231cm" fo:padding-bottom="0.231cm" fo:padding-left="0.356cm" fo:padding-right="0.356cm"/>
    </style:style>
    <style:style style:name="gr23" style:family="graphic" style:parent-style-name="standard">
      <style:graphic-properties svg:stroke-width="0.212cm" svg:stroke-color="#000000" draw:marker-start-width="0.518cm" draw:marker-end-width="0.518cm" svg:stroke-opacity="100%" draw:opacity="0%" draw:textarea-horizontal-align="justify" draw:textarea-vertical-align="middle" draw:auto-grow-height="false" fo:min-height="9.934cm" fo:min-width="44.787cm" fo:padding-top="0.231cm" fo:padding-bottom="0.231cm" fo:padding-left="0.356cm" fo:padding-right="0.356cm"/>
    </style:style>
    <style:style style:name="gr24" style:family="graphic" style:parent-style-name="objectwithoutfill">
      <style:graphic-properties svg:stroke-width="0.212cm" svg:stroke-color="#0000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4.735cm" fo:min-width="12.7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6.165cm" fo:min-width="12.12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2.888cm" fo:min-width="15.301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2.794cm" fo:min-width="11.48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svg:stroke-width="0.018cm" svg:stroke-color="#000000" draw:marker-start-width="0.227cm" draw:marker-end-width="0.227cm" svg:stroke-opacity="0%" draw:fill-color="#999999" draw:opacity="54%" draw:textarea-horizontal-align="justify" draw:textarea-vertical-align="middle" draw:auto-grow-height="false" fo:min-height="14.838cm" fo:min-width="3.721cm" fo:padding-top="0.134cm" fo:padding-bottom="0.134cm" fo:padding-left="0.259cm" fo:padding-right="0.259cm"/>
    </style:style>
    <style:style style:name="gr30" style:family="graphic" style:parent-style-name="objectwithoutfill">
      <style:graphic-properties svg:stroke-width="0.159cm" svg:stroke-color="#000000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2.888cm" fo:min-width="17.53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svg:stroke-width="0.212cm" svg:stroke-color="#000000" draw:marker-start-width="0.518cm" draw:marker-end-width="0.518cm" draw:opacity="0%" draw:textarea-horizontal-align="justify" draw:textarea-vertical-align="middle" draw:auto-grow-height="false" fo:min-height="8.071cm" fo:min-width="16.527cm" fo:padding-top="0.231cm" fo:padding-bottom="0.231cm" fo:padding-left="0.356cm" fo:padding-right="0.356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2.888cm" fo:min-width="14.006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2.887cm" fo:min-width="20.593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2.887cm" fo:min-width="15.12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3.786cm" fo:min-width="7.085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svg:stroke-width="0.212cm" svg:stroke-color="#000000" draw:marker-start-width="0.518cm" draw:marker-end-width="0.518cm" draw:opacity="0%" draw:textarea-horizontal-align="justify" draw:textarea-vertical-align="middle" draw:auto-grow-height="false" fo:min-height="4.119cm" fo:min-width="10.695cm" fo:padding-top="0.231cm" fo:padding-bottom="0.231cm" fo:padding-left="0.356cm" fo:padding-right="0.356cm"/>
    </style:style>
    <style:style style:name="P1" style:family="paragraph">
      <loext:graphic-properties draw:fill-color="#dddddd" draw:opacity="56%"/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000000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fo:font-size="60pt" style:font-size-asian="7.30000019073486pt" style:font-size-complex="7.30000019073486pt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="none"/>
      <style:paragraph-properties fo:text-align="start" style:writing-mode="lr-tb"/>
      <style:text-properties fo:font-size="60pt" style:font-size-asian="6.80000019073486pt" style:font-size-complex="6.80000019073486pt"/>
    </style:style>
    <style:style style:name="P10" style:family="paragraph">
      <loext:graphic-properties draw:fill="none"/>
      <style:paragraph-properties fo:text-align="start" style:writing-mode="lr-tb"/>
      <style:text-properties fo:font-size="60pt" fo:text-shadow="none" style:font-size-asian="6.80000019073486pt" style:font-size-complex="6.80000019073486pt"/>
    </style:style>
    <style:style style:name="P11" style:family="paragraph">
      <loext:graphic-properties draw:fill="solid" draw:fill-color="#729fcf"/>
      <style:paragraph-properties fo:text-align="center"/>
    </style:style>
    <style:style style:name="P12" style:family="paragraph">
      <loext:graphic-properties draw:opacity="0%"/>
      <style:paragraph-properties fo:text-align="center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-color="#999999" draw:opacity="54%"/>
      <style:paragraph-properties fo:text-align="center"/>
    </style:style>
    <style:style style:name="P15" style:family="paragraph">
      <loext:graphic-properties draw:fill="none"/>
      <style:paragraph-properties fo:text-align="start" style:writing-mode="lr-tb"/>
      <style:text-properties fo:font-size="96pt" style:font-size-asian="7.30000019073486pt" style:font-size-complex="7.30000019073486pt"/>
    </style:style>
    <style:style style:name="P16" style:family="paragraph">
      <style:paragraph-properties fo:text-align="center"/>
    </style:style>
    <style:style style:name="T1" style:family="text">
      <style:text-properties fo:color="#000000" style:font-name="Arial1" fo:font-size="60pt" style:font-size-asian="7.30000019073486pt" style:font-name-complex="Arial1" style:font-size-complex="7.30000019073486pt"/>
    </style:style>
    <style:style style:name="T2" style:family="text">
      <style:text-properties fo:color="#000000" style:font-name="SegoeUISymbol1" fo:font-size="60pt" style:font-size-asian="6.80000019073486pt" style:font-name-complex="SegoeUISymbol1" style:font-size-complex="6.80000019073486pt"/>
    </style:style>
    <style:style style:name="T3" style:family="text">
      <style:text-properties fo:color="#a6a6a6" style:font-name="SegoeUISymbol1" fo:font-size="60pt" fo:text-shadow="none" style:font-size-asian="6.80000019073486pt" style:font-name-complex="SegoeUISymbol1" style:font-size-complex="6.80000019073486pt"/>
    </style:style>
    <style:style style:name="T4" style:family="text">
      <style:text-properties fo:color="#000000" style:font-name="Arial1" fo:font-size="96pt" style:font-size-asian="7.30000019073486pt" style:font-name-complex="Arial1" style:font-size-complex="7.3000001907348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4.036cm" svg:height="7.747cm" svg:x="83.55cm" svg:y="23.22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8.382cm" svg:height="1.524cm" draw:transform="rotate (0.222180413778878) translate (116.203cm 53.6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.842cm" svg:y1="18.976cm" svg:x2="76.518cm" svg:y2="18.976cm">
          <text:p/>
        </draw:line>
        <draw:path draw:style-name="gr4" draw:text-style-name="P3" draw:layer="layout" svg:width="41.548cm" svg:height="12.297cm" svg:x="4.302cm" svg:y="12.832cm" svg:viewBox="0 0 41549 12298" svg:d="M0 6144c0-3397 9293-6144 20774-6144 11472 0 20775 2747 20775 6144s-9303 6154-20775 6154c-11481 0-20774-2757-20774-6154z">
          <text:p/>
        </draw:path>
        <draw:line draw:style-name="gr5" draw:text-style-name="P3" draw:layer="layout" svg:x1="25.067cm" svg:y1="18.976cm" svg:x2="45.841cm" svg:y2="18.976cm">
          <text:p/>
        </draw:line>
        <draw:line draw:style-name="gr5" draw:text-style-name="P3" draw:layer="layout" svg:x1="25.067cm" svg:y1="12.832cm" svg:x2="25.067cm" svg:y2="18.976cm">
          <text:p/>
        </draw:line>
        <draw:polygon draw:style-name="gr6" draw:text-style-name="P4" draw:layer="layout" svg:width="2.437cm" svg:height="2.477cm" svg:x="63.152cm" svg:y="17.51cm" svg:viewBox="0 0 2438 2478" draw:points="0,949 929,949 1229,0 1509,949 2438,949 1689,1529 1979,2478 1229,1888 460,2478 749,1529">
          <text:p/>
        </draw:polygon>
        <draw:polygon draw:style-name="gr7" draw:text-style-name="P5" draw:layer="layout" svg:width="2.137cm" svg:height="2.297cm" svg:x="70.898cm" svg:y="36.106cm" svg:viewBox="0 0 2138 2298" draw:points="0,889 809,889 1059,0 1329,889 2138,889 1479,1419 1729,2298 1059,1758 410,2298 660,1419">
          <text:p/>
        </draw:polygon>
        <draw:line draw:style-name="gr8" draw:text-style-name="P3" draw:layer="layout" svg:x1="25.067cm" svg:y1="18.976cm" svg:x2="71.866cm" svg:y2="37.322cm">
          <text:p/>
        </draw:line>
        <draw:frame draw:style-name="gr9" draw:text-style-name="P7" draw:layer="layout" svg:width="11.022cm" svg:height="2.887cm" svg:x="10.271cm" svg:y="15.997cm">
          <draw:text-box>
            <text:p text:style-name="P6"><text:span text:style-name="T1">main axis</text:span></text:p>
          </draw:text-box>
        </draw:frame>
        <draw:frame draw:style-name="gr10" draw:text-style-name="P7" draw:layer="layout" svg:width="7.085cm" svg:height="2.888cm" svg:x="32.571cm" svg:y="8.665cm">
          <draw:text-box>
            <text:p text:style-name="P6"><text:span text:style-name="T1">length</text:span></text:p>
          </draw:text-box>
        </draw:frame>
        <draw:frame draw:style-name="gr11" draw:text-style-name="P7" draw:layer="layout" svg:width="6.065cm" svg:height="2.888cm" draw:transform="rotate (1.5707963267949) translate (49.518cm 17.847cm)">
          <draw:text-box>
            <text:p text:style-name="P6"><text:span text:style-name="T1">width</text:span></text:p>
          </draw:text-box>
        </draw:frame>
        <draw:frame draw:style-name="gr12" draw:text-style-name="P7" draw:layer="layout" svg:width="17.447cm" svg:height="2.887cm" svg:x="95.765cm" svg:y="4.717cm">
          <draw:text-box>
            <text:p text:style-name="P6"><text:span text:style-name="T1">Reconstructed </text:span></text:p>
          </draw:text-box>
        </draw:frame>
        <draw:frame draw:style-name="gr13" draw:text-style-name="P7" draw:layer="layout" svg:width="16.898cm" svg:height="2.887cm" svg:x="95.742cm" svg:y="7.257cm">
          <draw:text-box>
            <text:p text:style-name="P6"><text:span text:style-name="T1">event direction</text:span></text:p>
          </draw:text-box>
        </draw:frame>
        <draw:frame draw:style-name="gr14" draw:text-style-name="P7" draw:layer="layout" svg:width="5.776cm" svg:height="2.887cm" svg:x="25.746cm" svg:y="15.519cm">
          <draw:text-box>
            <text:p text:style-name="P6"><text:span text:style-name="T1">(x, y)</text:span></text:p>
          </draw:text-box>
        </draw:frame>
        <draw:path draw:style-name="gr4" draw:text-style-name="P8" draw:layer="layout" svg:width="3.428cm" svg:height="11.175cm" svg:x="53.451cm" svg:y="18.88cm" svg:viewBox="0 0 3429 11176" svg:d="M3429 0c0 1798-381 7366-3429 11176">
          <text:p/>
        </draw:path>
        <draw:frame draw:style-name="gr15" draw:text-style-name="P7" draw:layer="layout" svg:width="13.809cm" svg:height="2.887cm" svg:x="62.883cm" svg:y="41.801cm">
          <draw:text-box>
            <text:p text:style-name="P6"><text:span text:style-name="T1">True source</text:span></text:p>
          </draw:text-box>
        </draw:frame>
        <draw:frame draw:style-name="gr16" draw:text-style-name="P7" draw:layer="layout" svg:width="12.121cm" svg:height="2.888cm" svg:x="43.108cm" svg:y="3.921cm">
          <draw:text-box>
            <text:p text:style-name="P6"><text:span text:style-name="T1">disp_norm</text:span></text:p>
          </draw:text-box>
        </draw:frame>
        <draw:frame draw:style-name="gr17" draw:text-style-name="P7" draw:layer="layout" svg:width="4.074cm" svg:height="2.891cm" draw:transform="rotate (-0.398458668230306) translate (45.17cm 29.367cm)">
          <draw:text-box>
            <text:p text:style-name="P6"><text:span text:style-name="T1">dist</text:span></text:p>
          </draw:text-box>
        </draw:frame>
        <draw:polygon draw:style-name="gr6" draw:text-style-name="P4" draw:layer="layout" svg:width="4.506cm" svg:height="5.084cm" svg:x="30.529cm" svg:y="25.889cm" svg:viewBox="0 0 4507 5085" draw:points="0,1279 2248,1279 2248,0 4507,2548 2248,5085 2248,3816 0,3816">
          <text:p/>
        </draw:polygon>
        <draw:polygon draw:style-name="gr4" draw:text-style-name="P3" draw:layer="layout" svg:width="4.506cm" svg:height="5.084cm" svg:x="30.529cm" svg:y="25.889cm" svg:viewBox="0 0 4507 5085" draw:points="0,1279 2248,1279 2248,0 4507,2548 2248,5085 2248,3816 0,3816">
          <text:p/>
        </draw:polygon>
        <draw:frame draw:style-name="gr18" draw:text-style-name="P7" draw:layer="layout" svg:width="6.366cm" svg:height="3.81cm" svg:x="49.244cm" svg:y="22.209cm">
          <draw:text-box>
            <text:p text:style-name="P6"><text:span text:style-name="T1">alpha</text:span></text:p>
          </draw:text-box>
        </draw:frame>
        <draw:polygon draw:style-name="gr6" draw:text-style-name="P4" draw:layer="layout" svg:width="4.516cm" svg:height="5.094cm" svg:x="12.043cm" svg:y="26.019cm" svg:viewBox="0 0 4517 5095" draw:points="4517,1279 2258,1279 2258,0 0,2548 2258,5095 2258,3816 4517,3816">
          <text:p/>
        </draw:polygon>
        <draw:polygon draw:style-name="gr19" draw:text-style-name="P3" draw:layer="layout" svg:width="4.516cm" svg:height="5.094cm" svg:x="12.043cm" svg:y="26.019cm" svg:viewBox="0 0 4517 5095" draw:points="4517,1279 2258,1279 2258,0 0,2548 2258,5095 2258,3816 4517,3816">
          <text:p/>
        </draw:polygon>
        <draw:frame draw:style-name="gr20" draw:text-style-name="P9" draw:layer="layout" svg:width="2.368cm" svg:height="2.757cm" svg:x="31.33cm" svg:y="27.259cm">
          <draw:text-box>
            <text:p text:style-name="P6"><text:span text:style-name="T2">✓</text:span></text:p>
          </draw:text-box>
        </draw:frame>
        <draw:frame draw:style-name="gr20" draw:text-style-name="P10" draw:layer="layout" svg:width="2.368cm" svg:height="2.757cm" svg:x="13.893cm" svg:y="27.397cm">
          <draw:text-box>
            <text:p text:style-name="P6"><text:span text:style-name="T3">✗</text:span></text:p>
          </draw:text-box>
        </draw:frame>
        <draw:frame draw:style-name="gr21" draw:text-style-name="P7" draw:layer="layout" svg:width="11.021cm" svg:height="2.887cm" svg:x="18.759cm" svg:y="27.211cm">
          <draw:text-box>
            <text:p text:style-name="P6"><text:span text:style-name="T1">disp_sign</text:span></text:p>
          </draw:text-box>
        </draw:frame>
        <draw:line draw:style-name="gr22" draw:text-style-name="P11" draw:layer="layout" svg:x1="24.876cm" svg:y1="11.361cm" svg:x2="45.755cm" svg:y2="11.362cm">
          <text:p/>
        </draw:line>
        <draw:line draw:style-name="gr22" draw:text-style-name="P11" draw:layer="layout" svg:x1="24.877cm" svg:y1="6.962cm" svg:x2="68.058cm" svg:y2="6.963cm">
          <text:p/>
        </draw:line>
        <draw:line draw:style-name="gr22" draw:text-style-name="P11" draw:layer="layout" svg:x1="47.863cm" svg:y1="18.205cm" svg:x2="47.864cm" svg:y2="12.668cm">
          <text:p/>
        </draw:line>
        <draw:line draw:style-name="gr22" draw:text-style-name="P11" draw:layer="layout" svg:x1="23.987cm" svg:y1="20.685cm" svg:x2="71.485cm" svg:y2="39.608cm">
          <text:p/>
        </draw:line>
        <draw:custom-shape draw:style-name="gr23" draw:text-style-name="P12" draw:layer="layout" svg:width="72.263cm" svg:height="16.51cm" svg:x="65.262cm" svg:y="46.59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4" draw:text-style-name="P13" draw:layer="layout" svg:x1="97.52cm" svg:y1="59.039cm" svg:x2="116.824cm" svg:y2="5.064cm">
          <text:p/>
        </draw:line>
        <draw:line draw:style-name="gr24" draw:text-style-name="P13" draw:layer="layout" svg:x1="118.983cm" svg:y1="53.959cm" svg:x2="122.666cm" svg:y2="16.748cm">
          <text:p/>
        </draw:line>
        <draw:frame draw:style-name="gr16" draw:text-style-name="P7" draw:layer="layout" svg:width="12.121cm" svg:height="2.888cm" svg:x="98.226cm" svg:y="10.304cm">
          <draw:text-box>
            <text:p text:style-name="P6"><text:span text:style-name="T1">(alt, az)</text:span></text:p>
          </draw:text-box>
        </draw:frame>
        <draw:frame draw:style-name="gr25" draw:text-style-name="P7" draw:layer="layout" svg:width="12.71cm" svg:height="4.735cm" svg:x="121.777cm" svg:y="37.159cm">
          <draw:text-box>
            <text:p text:style-name="P6"><text:span text:style-name="T1">(pointing_alt, </text:span></text:p>
            <text:p text:style-name="P6"><text:span text:style-name="T1"><text:s/></text:span><text:span text:style-name="T1">pointing_az)</text:span></text:p>
          </draw:text-box>
        </draw:frame>
        <draw:frame draw:style-name="gr26" draw:text-style-name="P7" draw:layer="layout" svg:width="12.121cm" svg:height="6.165cm" svg:x="123.428cm" svg:y="31.157cm">
          <draw:text-box>
            <text:p text:style-name="P6"><text:span text:style-name="T1">Telescope </text:span></text:p>
            <text:p text:style-name="P6"><text:span text:style-name="T1"><text:s text:c="2"/></text:span><text:span text:style-name="T1">pointing</text:span></text:p>
          </draw:text-box>
        </draw:frame>
        <draw:frame draw:style-name="gr27" draw:text-style-name="P7" draw:layer="layout" svg:width="15.301cm" svg:height="2.888cm" svg:x="92.252cm" svg:y="59.42cm">
          <draw:text-box>
            <text:p text:style-name="P6"><text:span text:style-name="T1">(core_x, core_y)</text:span></text:p>
          </draw:text-box>
        </draw:frame>
        <draw:frame draw:style-name="gr28" draw:text-style-name="P7" draw:layer="layout" svg:width="11.486cm" svg:height="2.794cm" svg:x="113.395cm" svg:y="58.023cm">
          <draw:text-box>
            <text:p text:style-name="P6"><text:span text:style-name="T1">telescope</text:span></text:p>
          </draw:text-box>
        </draw:frame>
        <draw:frame draw:style-name="gr16" draw:text-style-name="P7" draw:layer="layout" svg:width="12.121cm" svg:height="2.888cm" svg:x="107.553cm" svg:y="47.134cm">
          <draw:text-box>
            <text:p text:style-name="P6"><text:span text:style-name="T1">impact</text:span></text:p>
          </draw:text-box>
        </draw:frame>
        <draw:line draw:style-name="gr8" draw:text-style-name="P3" draw:layer="layout" svg:x1="101.711cm" svg:y1="47.736cm" svg:x2="119.11cm" svg:y2="53.705cm">
          <text:p/>
        </draw:line>
        <draw:custom-shape draw:style-name="gr29" draw:text-style-name="P14" draw:layer="layout" svg:width="5.969cm" svg:height="21.336cm" draw:transform="skewX (-5.8490108734639E-017) rotate (-0.336674012709707) translate (109.158cm 17.7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1" draw:layer="layout" svg:x1="91.297cm" svg:y1="58.531cm" svg:x2="91.297cm" svg:y2="26.197cm">
          <text:p/>
        </draw:line>
        <draw:line draw:style-name="gr30" draw:text-style-name="P13" draw:layer="layout" svg:x1="107.934cm" svg:y1="27.162cm" svg:x2="109.712cm" svg:y2="27.797cm">
          <text:p/>
        </draw:line>
        <draw:line draw:style-name="gr30" draw:text-style-name="P13" draw:layer="layout" svg:x1="109.712cm" svg:y1="27.163cm" svg:x2="107.934cm" svg:y2="27.798cm">
          <text:p/>
        </draw:line>
        <draw:frame draw:style-name="gr31" draw:text-style-name="P7" draw:layer="layout" svg:width="17.532cm" svg:height="2.888cm" svg:x="90.021cm" svg:y="20.21cm">
          <draw:text-box>
            <text:p text:style-name="P6"><text:span text:style-name="T1">Maximum intensity</text:span></text:p>
          </draw:text-box>
        </draw:frame>
        <draw:line draw:style-name="gr30" draw:text-style-name="P13" draw:layer="layout" svg:x1="96.631cm" svg:y1="58.658cm" svg:x2="98.409cm" svg:y2="59.293cm">
          <text:p/>
        </draw:line>
        <draw:line draw:style-name="gr30" draw:text-style-name="P13" draw:layer="layout" svg:x1="98.409cm" svg:y1="58.659cm" svg:x2="96.631cm" svg:y2="59.294cm">
          <text:p/>
        </draw:line>
        <draw:frame draw:style-name="gr16" draw:text-style-name="P7" draw:layer="layout" svg:width="12.121cm" svg:height="2.888cm" draw:transform="rotate (1.5707963267949) translate (87.868cm 43.868cm)">
          <draw:text-box>
            <text:p text:style-name="P6"><text:span text:style-name="T1">h_max</text:span></text:p>
          </draw:text-box>
        </draw:frame>
        <draw:custom-shape draw:style-name="gr32" draw:text-style-name="P12" draw:layer="layout" svg:width="24.077cm" svg:height="11.765cm" draw:transform="rotate (0.463559449329694) translate (17.002cm 45.2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3" draw:layer="layout" svg:x1="10.906cm" svg:y1="61.169cm" svg:x2="55.331cm" svg:y2="61.296cm">
          <text:p/>
        </draw:line>
        <draw:line draw:style-name="gr3" draw:text-style-name="P3" draw:layer="layout" svg:x1="12.087cm" svg:y1="54.874cm" svg:x2="45.615cm" svg:y2="36.202cm">
          <text:p/>
        </draw:line>
        <draw:line draw:style-name="gr24" draw:text-style-name="P13" draw:layer="layout" svg:x1="18.907cm" svg:y1="45.294cm" svg:x2="48.625cm" svg:y2="45.145cm">
          <text:p/>
        </draw:line>
        <draw:path draw:style-name="gr24" draw:text-style-name="P13" draw:layer="layout" svg:width="3.58cm" svg:height="0.915cm" draw:transform="rotate (-1.05627326330697) translate (22.6250223917281cm 58.051433623703cm)" svg:viewBox="0 0 3581 916" svg:d="M0 916c1788-1615 3581-602 3581-602">
          <text:p/>
        </draw:path>
        <draw:path draw:style-name="gr24" draw:text-style-name="P13" draw:layer="layout" svg:width="2.921cm" svg:height="1.038cm" draw:transform="skewX (-0.0162315620435473) rotate (-1.06465084371654) translate (34.9537001126264cm 42.2202651419731cm)" svg:viewBox="0 0 2922 1039" svg:d="M0 52c1928-325 2922 987 2922 987">
          <text:p/>
        </draw:path>
        <draw:frame draw:style-name="gr10" draw:text-style-name="P7" draw:layer="layout" svg:width="7.085cm" svg:height="2.888cm" svg:x="36.206cm" svg:y="41.738cm">
          <draw:text-box>
            <text:p text:style-name="P6"><text:span text:style-name="T1">psi</text:span></text:p>
          </draw:text-box>
        </draw:frame>
        <draw:frame draw:style-name="gr10" draw:text-style-name="P7" draw:layer="layout" svg:width="7.085cm" svg:height="2.888cm" svg:x="24.241cm" svg:y="57.486cm">
          <draw:text-box>
            <text:p text:style-name="P6"><text:span text:style-name="T1">phi</text:span></text:p>
          </draw:text-box>
        </draw:frame>
        <draw:line draw:style-name="gr8" draw:text-style-name="P3" draw:layer="layout" svg:x1="29.829cm" svg:y1="45.04cm" svg:x2="19.288cm" svg:y2="62.312cm">
          <text:p/>
        </draw:line>
        <draw:frame draw:style-name="gr14" draw:text-style-name="P7" draw:layer="layout" svg:width="5.776cm" svg:height="2.887cm" svg:x="24.622cm" svg:y="42.148cm">
          <draw:text-box>
            <text:p text:style-name="P6"><text:span text:style-name="T1">(x, y)</text:span></text:p>
          </draw:text-box>
        </draw:frame>
        <draw:frame draw:style-name="gr14" draw:text-style-name="P7" draw:layer="layout" svg:width="5.776cm" svg:height="2.887cm" svg:x="13.192cm" svg:y="61.965cm">
          <draw:text-box>
            <text:p text:style-name="P6"><text:span text:style-name="T1">(0, 0)</text:span></text:p>
          </draw:text-box>
        </draw:frame>
        <draw:frame draw:style-name="gr33" draw:text-style-name="P7" draw:layer="layout" svg:width="14.006cm" svg:height="2.888cm" svg:x="20.431cm" svg:y="62.185cm">
          <draw:text-box>
            <text:p text:style-name="P6"><text:span text:style-name="T1">Camera center</text:span></text:p>
          </draw:text-box>
        </draw:frame>
        <draw:polygon draw:style-name="gr4" draw:text-style-name="P3" draw:layer="layout" svg:width="2.437cm" svg:height="2.477cm" svg:x="63.152cm" svg:y="17.51cm" svg:viewBox="0 0 2438 2478" draw:points="0,949 929,949 1229,0 1509,949 2438,949 1689,1529 1979,2478 1229,1888 460,2478 749,1529">
          <text:p/>
        </draw:polygon>
        <draw:frame draw:style-name="gr34" draw:text-style-name="P7" draw:layer="layout" svg:width="20.593cm" svg:height="2.887cm" svg:x="59.655cm" svg:y="13.573cm">
          <draw:text-box>
            <text:p text:style-name="P6"><text:span text:style-name="T1">Reconstructed source</text:span></text:p>
          </draw:text-box>
        </draw:frame>
        <draw:frame draw:style-name="gr35" draw:text-style-name="P7" draw:layer="layout" svg:width="15.123cm" svg:height="2.887cm" svg:x="71.519cm" svg:y="59.039cm">
          <draw:text-box>
            <text:p text:style-name="P6"><text:span text:style-name="T1">z = 0 core plane</text:span></text:p>
          </draw:text-box>
        </draw:frame>
        <draw:frame draw:style-name="gr36" draw:text-style-name="P15" draw:layer="layout" svg:width="7.085cm" svg:height="3.786cm" svg:x="7.631cm" svg:y="4.589cm">
          <draw:text-box>
            <text:p text:style-name="P6"><text:span text:style-name="T4">a)</text:span></text:p>
          </draw:text-box>
        </draw:frame>
        <draw:frame draw:style-name="gr36" draw:text-style-name="P15" draw:layer="layout" svg:width="7.085cm" svg:height="3.786cm" svg:x="7.632cm" svg:y="36.426cm">
          <draw:text-box>
            <text:p text:style-name="P6"><text:span text:style-name="T4">b)</text:span></text:p>
          </draw:text-box>
        </draw:frame>
        <draw:frame draw:style-name="gr36" draw:text-style-name="P15" draw:layer="layout" svg:width="7.085cm" svg:height="3.786cm" svg:x="83.677cm" svg:y="4.834cm">
          <draw:text-box>
            <text:p text:style-name="P6"><text:span text:style-name="T4">c)</text:span></text:p>
          </draw:text-box>
        </draw:frame>
        <draw:line draw:style-name="gr3" draw:text-style-name="P3" draw:layer="layout" svg:x1="95.742cm" svg:y1="59.166cm" svg:x2="128cm" svg:y2="51.673cm">
          <text:p/>
        </draw:line>
        <draw:custom-shape draw:style-name="gr37" draw:text-style-name="P16" draw:layer="layout" svg:width="0.001cm" svg:height="0.127cm" svg:x="133.207cm" svg:y="57.769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8" draw:text-style-name="P12" draw:layer="layout" svg:width="16.129cm" svg:height="6.477cm" svg:x="110.22cm" svg:y="50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3" draw:layer="layout" svg:x1="101.203cm" svg:y1="48.752cm" svg:x2="102.346cm" svg:y2="49.133cm">
          <text:p/>
        </draw:line>
        <draw:line draw:style-name="gr24" draw:text-style-name="P13" draw:layer="layout" svg:x1="102.319cm" svg:y1="49.233cm" svg:x2="102.727cm" svg:y2="47.99cm">
          <text:p/>
        </draw:line>
        <draw:polygon draw:style-name="gr6" draw:text-style-name="P4" draw:layer="layout" svg:width="2.437cm" svg:height="2.477cm" svg:x="114.792cm" svg:y="5.634cm" svg:viewBox="0 0 2438 2478" draw:points="0,949 929,949 1229,0 1509,949 2438,949 1689,1529 1979,2478 1229,1888 460,2478 749,1529">
          <text:p/>
        </draw:polygon>
        <draw:polygon draw:style-name="gr4" draw:text-style-name="P3" draw:layer="layout" svg:width="2.437cm" svg:height="2.477cm" svg:x="114.792cm" svg:y="5.634cm" svg:viewBox="0 0 2438 2478" draw:points="0,949 929,949 1229,0 1509,949 2438,949 1689,1529 1979,2478 1229,1888 460,2478 749,1529">
          <text:p/>
        </draw:polyg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SegoeUISymbol1" svg:font-family="SegoeUISymbol"/>
    <style:font-face style:name="Arial" svg:font-family="Arial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egoeUISymbol" svg:font-family="SegoeUI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39.7cm" fo:page-height="71.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21:54:59.876748194</meta:creation-date>
    <dc:date>2023-05-27T14:44:57.576463564</dc:date>
    <meta:editing-duration>PT17M18S</meta:editing-duration>
    <meta:editing-cycles>6</meta:editing-cycles>
    <meta:generator>LibreOffice/6.4.7.2$Linux_X86_64 LibreOffice_project/40$Build-2</meta:generator>
    <meta:document-statistic meta:object-count="74"/>
  </office:meta>
</office:document-meta>
</file>